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4])" office:value-type="float" office:value="861.87" calcext:value-type="float">
            <text:p>861.87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7:.B47])" office:value-type="float" office:value="1300.35" calcext:value-type="float">
            <text:p>1300.35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9:.B55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9:.B59])" office:value-type="float" office:value="13.6" calcext:value-type="float">
            <text:p>13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0])" office:value-type="float" office:value="2452.15" calcext:value-type="float">
            <text:p>2452.15</text:p>
          </table:table-cell>
          <table:table-cell table:formula="of:=SUM([.C1:.C61])" office:value-type="float" office:value="2452.15" calcext:value-type="float">
            <text:p>2452.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66:.B71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2];[.B73])" office:value-type="float" office:value="-4854.49" calcext:value-type="float">
            <text:p>-4854.4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75];[.B79];[.B83])" office:value-type="float" office:value="-4079.49" calcext:value-type="float">
            <text:p>-4079.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-00-00</text:date>, <text:time style:data-style-name="N2" text:time-value="21:56:31.211968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1:57:03.636628585</dc:date>
    <meta:editing-duration>PT18H50M10S</meta:editing-duration>
    <meta:editing-cycles>108</meta:editing-cycles>
    <meta:generator>LibreOffice/5.1.6.2$Linux_X86_64 LibreOffice_project/10m0$Build-2</meta:generator>
    <meta:document-statistic meta:table-count="2" meta:cell-count="359" meta:object-count="0"/>
  </office:meta>
</office:document-meta>
</file>